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8in"/>
    </style:style>
    <style:style style:name="co2" style:family="table-column">
      <style:table-column-properties fo:break-before="auto" style:column-width="0.6244in"/>
    </style:style>
    <style:style style:name="co3" style:family="table-column">
      <style:table-column-properties fo:break-before="auto" style:column-width="0.4571in"/>
    </style:style>
    <style:style style:name="co4" style:family="table-column">
      <style:table-column-properties fo:break-before="auto" style:column-width="1.728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4346in"/>
    </style:style>
    <style:style style:name="co7" style:family="table-column">
      <style:table-column-properties fo:break-before="auto" style:column-width="0.5465in"/>
    </style:style>
    <style:style style:name="co8" style:family="table-column">
      <style:table-column-properties fo:break-before="auto" style:column-width="1.2264in"/>
    </style:style>
    <style:style style:name="co9" style:family="table-column">
      <style:table-column-properties fo:break-before="auto" style:column-width="3.2992in"/>
    </style:style>
    <style:style style:name="co10" style:family="table-column">
      <style:table-column-properties fo:break-before="auto" style:column-width="10.2661in"/>
    </style:style>
    <style:style style:name="co11" style:family="table-column">
      <style:table-column-properties fo:break-before="auto" style:column-width="1.4382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1.2154in"/>
    </style:style>
    <style:style style:name="co14" style:family="table-column">
      <style:table-column-properties fo:break-before="auto" style:column-width="1.661in"/>
    </style:style>
    <style:style style:name="co15" style:family="table-column">
      <style:table-column-properties fo:break-before="auto" style:column-width="0.6689in"/>
    </style:style>
    <style:style style:name="co16" style:family="table-column">
      <style:table-column-properties fo:break-before="auto" style:column-width="1.5602in"/>
    </style:style>
    <style:style style:name="co17" style:family="table-column">
      <style:table-column-properties fo:break-before="auto" style:column-width="0.5909in"/>
    </style:style>
    <style:style style:name="co18" style:family="table-column">
      <style:table-column-properties fo:break-before="auto" style:column-width="0.8693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Iskoola Pota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Iskoola Pot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1006" table:default-cell-style-name="ce11"/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geography-08-t1-l01-ep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සෞරග්‍රහ මණ්ඩලය</text:p>
          </table:table-cell>
          <table:table-cell table:style-name="ce15" office:value-type="string" calcext:value-type="string">
            <text:p> සෞරග්‍රහ මණ්ඩලය පිළිබඳව අධ්‍යයනය කිරීම.</text:p>
          </table:table-cell>
          <table:table-cell table:style-name="ce16" office:value-type="string" calcext:value-type="string">
            <text:p> සෞරග්‍රහ මණ්ඩලයේ වැදගත්කම, සෞරග්‍රහ මණ්ඩලයේ ඉතිහාස තොරතුරු පිළිබඳව අධ්‍යයනය කිරීම.</text:p>
          </table:table-cell>
          <table:table-cell table:style-name="ce17"/>
          <table:table-cell table:style-name="ce12" table:number-columns-repeated="101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geography-08-t1-l01-ep02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සෞරග්‍රහ මණ්ඩලය</text:p>
          </table:table-cell>
          <table:table-cell table:style-name="ce14" office:value-type="string" calcext:value-type="string">
            <text:p> සෞරග්‍රහ මණ්ඩලයේ සංයුතිය පිළිබඳව අධ්‍යයනය කිරීම.</text:p>
          </table:table-cell>
          <table:table-cell table:style-name="ce16" office:value-type="string" calcext:value-type="string">
            <text:p> සෞරග්‍රහ මණ්ඩලයේ සංයුතිය, සූර්යයා, වාමන ග්‍රහයන්, උපග්‍රහයන්, අභ්‍යන්තර ග්‍රහලෝක, බාහිර ග්‍රහලෝක පිළිබඳව අධ්‍යයනය කිරීම.</text:p>
          </table:table-cell>
          <table:table-cell table:style-name="ce12" table:number-columns-repeated="1014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geography-08-t1-l01-ep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සෞරග්‍රහ මණ්ඩලය</text:p>
          </table:table-cell>
          <table:table-cell table:style-name="ce15" office:value-type="string" calcext:value-type="string">
            <text:p>සූර්යයා පිළිබඳව අධ්‍යයනය කිරීම.</text:p>
          </table:table-cell>
          <table:table-cell table:style-name="ce14" office:value-type="string" calcext:value-type="string">
            <text:p> සූර්යයාගේ පිහිටීම, උෂ්ණත්වය, වැදගත්කම, භ්‍රමණය, සූර්යයා පිළිබඳව මත, සූර්යයා සතු ගුරුත්ව බලය, සූර්යයාගේ සංයුතිය, සූර්යයා හා පෘථිවිය අතර බැඳීම පිළිබඳව අධ්‍යයනය කිරීම. </text:p>
          </table:table-cell>
          <table:table-cell table:style-name="ce12" table:number-columns-repeated="1014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geography-08-t1-l01-ep04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සෞරග්‍රහ මණ්ඩලය</text:p>
          </table:table-cell>
          <table:table-cell table:style-name="ce15" office:value-type="string" calcext:value-type="string">
            <text:p>ග්‍රහලෝක සහ බුධ ග්‍රහයා පිළිබඳව අධ්‍යයනය කිරීම.</text:p>
          </table:table-cell>
          <table:table-cell table:style-name="ce16" office:value-type="string" calcext:value-type="string">
            <text:p> ග්‍රහලෝක පිළිබඳව හැඳින්වීම, බුධ ග්‍රහයා හා සූර්යයා පිළිබඳව  අධ්‍යයනය කිරීම.</text:p>
          </table:table-cell>
          <table:table-cell table:style-name="ce12" table:number-columns-repeated="1014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13" office:value-type="float" office:value="2018" calcext:value-type="float">
            <text:p>2018</text:p>
          </table:table-cell>
          <table:table-cell table:style-name="ce12" office:value-type="float" office:value="8" calcext:value-type="float">
            <text:p>8</text:p>
          </table:table-cell>
          <table:table-cell table:style-name="ce15" office:value-type="string" calcext:value-type="string">
            <text:p>geography-08-t1-l01-ep05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සෞරග්‍රහ මණ්ඩලය</text:p>
          </table:table-cell>
          <table:table-cell table:style-name="ce15" office:value-type="string" calcext:value-type="string">
            <text:p>සිකුරු ග්‍රහයා හා පෘථිවි ග්‍රහයා පිළිබඳව අධ්‍යයනය කිරීම.</text:p>
          </table:table-cell>
          <table:table-cell table:style-name="ce16" office:value-type="string" calcext:value-type="string">
            <text:p> සිකුරු ග්‍රහයාගේ පිහිටීම, විශේෂ ලක්ෂණ මෙන්ම පෘථිවි ග්‍රහයාගේ පිහිටීම, උපග්‍රහයන් පිළිබඳව අධ්‍යයනය කිරීම.</text:p>
          </table:table-cell>
          <table:table-cell table:style-name="ce12" table:number-columns-repeated="1014"/>
        </table:table-row>
        <table:table-row table:style-name="ro2">
          <table:table-cell/>
          <table:table-cell table:style-name="ce14"/>
          <table:table-cell/>
          <table:table-cell table:style-name="ce15"/>
          <table:table-cell table:number-columns-repeated="3"/>
          <table:table-cell table:style-name="ce15" table:number-columns-repeated="2"/>
          <table:table-cell table:style-name="ce14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 table:number-columns-repeated="8"/>
          <table:table-cell table:style-name="ce14"/>
          <table:table-cell table:number-columns-repeated="1015"/>
        </table:table-row>
        <table:table-row table:style-name="ro2">
          <table:table-cell table:number-columns-repeated="8"/>
          <table:table-cell table:style-name="ce16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2:50.203189622</dc:date>
    <meta:editing-cycles>76</meta:editing-cycles>
    <meta:editing-duration>PT4H45M59S</meta:editing-duration>
    <meta:document-statistic meta:table-count="1" meta:cell-count="50" meta:object-count="0"/>
  </office:meta>
</office:document-meta>
</file>